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1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4</text:p>
          </table:table-cell>
          <table:table-cell table:style-name="ce1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5</text:p>
          </table:table-cell>
          <table:table-cell table:style-name="ce1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6</text:p>
          </table:table-cell>
          <table:table-cell table:style-name="ce1" office:value-type="string" calcext:value-type="string">
            <text:p>UART_FA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sed for feeding values back during de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6:08:08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0M58S</meta:editing-duration>
    <meta:editing-cycles>6</meta:editing-cycles>
    <meta:generator>LibreOffice/5.0.5.2$Windows_x86 LibreOffice_project/55b006a02d247b5f7215fc6ea0fde844b30035b3</meta:generator>
    <dc:date>2016-07-26T17:01:00.799000000</dc:date>
    <dc:creator>Marshall Taylor</dc:creator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